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" style:parent-style-name="Textbody" style:family="paragraph"/>
    <style:style style:name="P4" style:parent-style-name="Textbody" style:family="paragraph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P5" style:parent-style-name="Textbody" style:family="paragraph"/>
    <style:style style:name="T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7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P10" style:parent-style-name="Textbody" style:family="paragraph"/>
    <style:style style:name="T1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8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1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2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P21" style:parent-style-name="Textbody" style:family="paragraph"/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Textbody" style:family="paragraph"/>
    <style:style style:name="T25" style:parent-style-name="DefaultParagraphFont" style:family="text">
      <style:text-properties fo:language="de" fo:country="DE"/>
    </style:style>
    <style:style style:name="T26" style:parent-style-name="DefaultParagraphFont" style:family="text">
      <style:text-properties fo:language="de" fo:country="DE"/>
    </style:style>
    <style:style style:name="T27" style:parent-style-name="DefaultParagraphFont" style:family="text">
      <style:text-properties fo:font-weight="bold" style:font-weight-asian="bold" style:font-weight-complex="bold" fo:language="de" fo:country="DE"/>
    </style:style>
    <style:style style:name="T28" style:parent-style-name="DefaultParagraphFont" style:family="text">
      <style:text-properties fo:language="de" fo:country="DE"/>
    </style:style>
    <style:style style:name="T29" style:parent-style-name="DefaultParagraphFont" style:family="text">
      <style:text-properties fo:font-weight="bold" style:font-weight-asian="bold" style:font-weight-complex="bold" fo:language="de" fo:country="DE"/>
    </style:style>
    <style:style style:name="P30" style:parent-style-name="Textbody" style:family="paragraph">
      <style:text-properties fo:language="de" fo:country="DE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Textbody" style:family="paragraph">
      <style:paragraph-properties fo:line-height="0.1402in"/>
    </style:style>
    <style:style style:name="P33" style:parent-style-name="Textbody" style:family="paragraph">
      <style:paragraph-properties fo:line-height="0.1402in"/>
      <style:text-properties fo:color="#FFE994"/>
    </style:style>
    <style:style style:name="P34" style:parent-style-name="Textbody" style:family="paragraph">
      <style:paragraph-properties fo:line-height="0.1402in"/>
      <style:text-properties fo:color="#000000"/>
    </style:style>
    <style:style style:name="P35" style:parent-style-name="Textbody" style:family="paragraph">
      <style:paragraph-properties fo:line-height="0.1402in" fo:margin-left="0.2576in" fo:text-indent="0.4923in">
        <style:tab-stops/>
      </style:paragraph-properties>
    </style:style>
    <style:style style:name="P36" style:parent-style-name="Textbody" style:family="paragraph">
      <style:paragraph-properties fo:line-height="0.1597in"/>
    </style:style>
    <style:style style:name="P37" style:parent-style-name="Textbody" style:family="paragraph">
      <style:paragraph-properties fo:line-height="0.1597in"/>
    </style:style>
    <style:style style:name="P38" style:parent-style-name="Textbody" style:family="paragraph">
      <style:paragraph-properties fo:line-height="0.1597in"/>
    </style:style>
    <style:style style:name="P39" style:parent-style-name="Textbody" style:family="paragraph">
      <style:paragraph-properties fo:line-height="0.1597in"/>
    </style:style>
    <style:style style:name="P40" style:parent-style-name="Textbody" style:family="paragraph">
      <style:paragraph-properties fo:line-height="0.1597in"/>
    </style:style>
    <style:style style:name="P41" style:parent-style-name="Textbody" style:family="paragraph">
      <style:paragraph-properties fo:line-height="0.1597in"/>
      <style:text-properties fo:language="de" fo:country="DE"/>
    </style:style>
    <style:style style:name="P42" style:parent-style-name="Textbody" style:family="paragraph">
      <style:paragraph-properties fo:line-height="0.1597in"/>
      <style:text-properties fo:language="de" fo:country="DE"/>
    </style:style>
    <style:style style:name="P43" style:parent-style-name="Textbody" style:family="paragraph">
      <style:paragraph-properties fo:line-height="0.1597in"/>
      <style:text-properties fo:language="de" fo:country="DE"/>
    </style:style>
    <style:style style:name="P44" style:parent-style-name="Textbody" style:family="paragraph">
      <style:text-properties fo:language="de" fo:country="DE"/>
    </style:style>
    <style:style style:name="P45" style:parent-style-name="Textbody" style:family="paragraph"/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Textbody" style:family="paragraph"/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Textbody" style:family="paragraph"/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Textbody" style:family="paragraph"/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Textbody" style:family="paragraph"/>
    <style:style style:name="T55" style:parent-style-name="DefaultParagraphFont" style:family="text">
      <style:text-properties fo:font-style="italic" style:font-style-asian="italic" style:font-style-complex="italic"/>
    </style:style>
    <style:style style:name="P56" style:parent-style-name="Textbody" style:family="paragraph"/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Textbody" style:family="paragraph"/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Textbody" style:family="paragraph"/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Textbody" style:family="paragraph"/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Textbody" style:family="paragraph"/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Textbody" style:family="paragraph"/>
    <style:style style:name="P69" style:parent-style-name="Textbody" style:family="paragraph"/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Textbody" style:family="paragraph"/>
    <style:style style:name="T72" style:parent-style-name="DefaultParagraphFont" style:family="text">
      <style:text-properties fo:font-style="italic" style:font-style-asian="italic" style:font-style-complex="italic" fo:language="de" fo:country="DE"/>
    </style:style>
    <style:style style:name="P73" style:parent-style-name="Textbody" style:family="paragraph"/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Textbody" style:family="paragraph"/>
    <style:style style:name="T76" style:parent-style-name="DefaultParagraphFont" style:family="text">
      <style:text-properties fo:font-style="italic" style:font-style-asian="italic" style:font-style-complex="italic" fo:language="de" fo:country="DE"/>
    </style:style>
    <style:style style:name="T77" style:parent-style-name="DefaultParagraphFont" style:family="text">
      <style:text-properties fo:font-style="italic" style:font-style-asian="italic" style:font-style-complex="italic" fo:language="de" fo:country="DE"/>
    </style:style>
    <style:style style:name="P78" style:parent-style-name="Textbody" style:family="paragraph"/>
    <style:style style:name="T79" style:parent-style-name="DefaultParagraphFont" style:family="text">
      <style:text-properties fo:font-style="italic" style:font-style-asian="italic" style:font-style-complex="italic" fo:language="de" fo:country="DE"/>
    </style:style>
    <style:style style:name="P80" style:parent-style-name="Textbody" style:family="paragraph"/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Textbody" style:family="paragraph"/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P85" style:parent-style-name="Textbody" style:family="paragraph"/>
    <style:style style:name="T86" style:parent-style-name="DefaultParagraphFont" style:family="text">
      <style:text-properties fo:language="de" fo:country="DE"/>
    </style:style>
    <style:style style:name="T8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T88" style:parent-style-name="DefaultParagraphFont" style:family="text">
      <style:text-properties fo:language="de" fo:country="DE"/>
    </style:style>
    <style:style style:name="P89" style:parent-style-name="Textbody" style:family="paragraph"/>
    <style:style style:name="T90" style:parent-style-name="DefaultParagraphFont" style:family="text">
      <style:text-properties fo:language="de" fo:country="DE"/>
    </style:style>
    <style:style style:name="T9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T92" style:parent-style-name="DefaultParagraphFont" style:family="text">
      <style:text-properties fo:language="de" fo:country="DE"/>
    </style:style>
    <style:style style:name="P93" style:parent-style-name="Textbody" style:family="paragraph"/>
    <style:style style:name="T94" style:parent-style-name="DefaultParagraphFont" style:family="text">
      <style:text-properties fo:language="de" fo:country="DE"/>
    </style:style>
    <style:style style:name="T9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T96" style:parent-style-name="DefaultParagraphFont" style:family="text">
      <style:text-properties fo:language="de" fo:country="DE"/>
    </style:style>
    <style:style style:name="P97" style:parent-style-name="Textbody" style:family="paragraph"/>
  </office:automatic-styles>
  <office:body>
    <office:text text:use-soft-page-breaks="true">
      <text:h text:style-name="P1" text:outline-level="1">Beleg 4</text:h>
      <text:h text:style-name="Heading2" text:outline-level="2">Teil 1</text:h>
      <text:list text:style-name="LFO2" text:continue-numbering="true">
        <text:list-item>
          <text:p text:style-name="P2">Authentifizierungstoken richtig erstellen</text:p>
        </text:list-item>
        <text:list-item>
          <text:p text:style-name="P3">AuthToken richtig benutzen.</text:p>
          <text:list text:continue-numbering="true">
            <text:list-item>
              <text:p text:style-name="P4">mmuster loggt sich zu SONGWS ein und bekommt qwertzuiiooxd1a245 Token zurück.</text:p>
            </text:list-item>
            <text:list-item>
              <text:p text:style-name="P5"><text:span text:style-name="T6">Mmuster schickt bei seinen Anfragen unter<text:s/></text:span><text:span text:style-name="T7">Authorization<text:s/></text:span><text:span text:style-name="T8">das obige<text:s/></text:span><text:span text:style-name="T9">Token mit.</text:span></text:p>
            </text:list-item>
            <text:list-item>
              <text:p text:style-name="P10"><text:span text:style-name="T11">Alle GET/POST/Update/Delete Anfragen an<text:s/></text:span><text:span text:style-name="T12">/</text:span><text:span text:style-name="T13">rest</text:span><text:span text:style-name="T14">/songs<text:s/></text:span><text:span text:style-name="T15">und<text:s/></text:span><text:span text:style-name="T16">/</text:span><text:span text:style-name="T17">rest</text:span><text:span text:style-name="T18">/songLists</text:span><text:span text:style-name="T19"><text:s/>müssen einen Author</text:span><text:span text:style-name="T20"><text:tab/>ization-Header enthalten.</text:span></text:p>
            </text:list-item>
          </text:list>
        </text:list-item>
      </text:list>
      <text:h text:style-name="Heading2" text:outline-level="2">Teil 2</text:h>
      <text:list text:style-name="LFO3" text:continue-numbering="true">
        <text:list-item>
          <text:p text:style-name="P21">Neue Controller “songLists” implementieren.<text:s/><text:span text:style-name="T22">songsWS-sakvis</text:span><text:span text:style-name="T23">/rest/songLists/</text:span></text:p>
        </text:list-item>
      </text:list>
      <text:p text:style-name="Textbody">SongListsController enthält</text:p>
      <text:list text:style-name="LFO3" text:continue-numbering="true">
        <text:list-item>
          <text:list>
            <text:list-item>
              <text:p text:style-name="P24"><text:span text:style-name="T25">Lists von Songs</text:span><text:span text:style-name="T26"><text:s/>(playlist)<text:s/></text:span><text:span text:style-name="T27">1. ausliefern, 2. empfangen</text:span><text:span text:style-name="T28"><text:s/>und<text:s/></text:span><text:span text:style-name="T29">3. löschen</text:span></text:p>
            </text:list-item>
          </text:list>
        </text:list-item>
        <text:list-item>
          <text:p text:style-name="P30">Anlegen einer Sammlung von SongListen und entsprechende DB-Tabellen</text:p>
        </text:list-item>
      </text:list>
      <text:p text:style-name="Textbody"><text:span text:style-name="T31">/model/SongList</text:span><text:s/>//TableB @Table(name=”SongList”)</text:p>
      <text:list text:style-name="LFO3" text:continue-numbering="true">
        <text:list-item>
          <text:list>
            <text:list-item>
              <text:p text:style-name="P32">@Id @Column(name=”listId”) private Integer id</text:p>
            </text:list-item>
            <text:list-item>
              <text:p text:style-name="P33">@ManyToOne<text:s/>@JoinColumn(name=”listId/TableBColumn”, referencedColumnName=”TableAColumn/userId”)</text:p>
            </text:list-item>
            <text:list-item>
              <text:p text:style-name="P34">@ManyToOne @JoinColumn(name=”ownerId”)</text:p>
            </text:list-item>
          </text:list>
        </text:list-item>
      </text:list>
      <text:p text:style-name="P35">private User ownerID(ofSongList); // FremdKey</text:p>
      <text:list text:style-name="LFO3" text:continue-numbering="true">
        <text:list-item>
          <text:list>
            <text:list-item>
              <text:p text:style-name="P36">private String songListName;</text:p>
            </text:list-item>
            <text:list-item>
              <text:p text:style-name="P37">private Boolean isPrivate; //true</text:p>
            </text:list-item>
            <text:list-item>
              <text:p text:style-name="P38">private List&lt;Song&gt; songList;</text:p>
            </text:list-item>
          </text:list>
        </text:list-item>
      </text:list>
      <text:p text:style-name="P39">** many users has many songs &amp; a playlist has many songs &amp; a user has many playlists</text:p>
      <text:list text:style-name="LFO3" text:continue-numbering="true">
        <text:list-item>
          <text:p text:style-name="P40">Zum Verständnis</text:p>
          <text:list text:continue-numbering="true">
            <text:list-item>
              <text:p text:style-name="P41">mmuster hat sich erfolgreich eingeloggt und das Token qwertyuiiooxd1a245 zurückbekommen</text:p>
            </text:list-item>
            <text:list-item>
              <text:p text:style-name="P42">HTTP-Anfrage jetzt mit Token unter Authorization: qwertyuiiooxd1.</text:p>
            </text:list-item>
          </text:list>
        </text:list-item>
      </text:list>
      <text:p text:style-name="P43"/>
      <text:h text:style-name="Heading3" text:outline-level="3">GET</text:h>
      <text:list text:style-name="LFO4" text:continue-numbering="true">
        <text:list-item>
          <text:p text:style-name="P44">Ausgabeformate für GET sind JSON und XML</text:p>
        </text:list-item>
        <text:list-item>
          <text:p text:style-name="P45">GET /<text:span text:style-name="T46">rest/songLists?userId=SOME_USERID</text:span></text:p>
        </text:list-item>
      </text:list>
      <text:list text:style-name="LFO5" text:continue-numbering="true">
        <text:list-item>
          <text:list>
            <text:list-item>
              <text:p text:style-name="P47"><text:span text:style-name="T48">GET /rest/songLists?userId=mmuseter → returns all song lists</text:span><text:span text:style-name="T49"><text:s/>of User mmuster to mmuster</text:span></text:p>
            </text:list-item>
            <text:list-item>
              <text:p text:style-name="P50"><text:span text:style-name="T51">GET /rest/songLists?userId=eschuler → returns all public song lists of eschuler to mmuster</text:span></text:p>
            </text:list-item>
            <text:list-item>
              <text:p text:style-name="P52"><text:span text:style-name="T53">GET /rest/songLists?userId=userNoExist → returns HTTP-Status code 404</text:span></text:p>
            </text:list-item>
          </text:list>
        </text:list-item>
      </text:list>
      <text:list text:style-name="LFO6" text:continue-numbering="true">
        <text:list-item>
          <text:p text:style-name="P54"><text:span text:style-name="T55">GET /rest/songLists</text:span></text:p>
        </text:list-item>
      </text:list>
      <text:list text:style-name="LFO7" text:continue-numbering="true">
        <text:list-item>
          <text:list>
            <text:list-item>
              <text:p text:style-name="P56"><text:span text:style-name="T57">GET /rest/songLists/22 → returns song list 22<text:s/></text:span><text:span text:style-name="T58">to mmuster.</text:span></text:p>
              <text:list text:continue-numbering="true">
                <text:list-item>
                  <text:p text:style-name="P59"><text:span text:style-name="T60">SongList 22 must exist</text:span></text:p>
                  <text:list text:continue-numbering="true">
                    <text:list-item>
                      <text:p text:style-name="P61"><text:span text:style-name="T62">if songList 22 belongs to mmuster → returns it to mmuseter</text:span></text:p>
                    </text:list-item>
                    <text:list-item>
                      <text:p text:style-name="P63"><text:span text:style-name="T64">if songsList 22 doesn’t belong to mmuster → returns the List only if it’s public</text:span></text:p>
                    </text:list-item>
                    <text:list-item>
                      <text:p text:style-name="P65"><text:span text:style-name="T66">if songsList 22 is a private List → returns status code 403<text:s/></text:span><text:span text:style-name="T67">(FORBIDDEN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3" text:outline-level="3">POST</text:h>
      <text:list text:style-name="LFO8" text:continue-numbering="true">
        <text:list-item>
          <text:p text:style-name="P68">Eingabeformat ist JSON</text:p>
        </text:list-item>
        <text:list-item>
          <text:p text:style-name="P69">POST /<text:span text:style-name="T70">rest/songLists</text:span></text:p>
        </text:list-item>
      </text:list>
      <text:list text:style-name="LFO9" text:continue-numbering="true">
        <text:list-item>
          <text:list>
            <text:list-item>
              <text:p text:style-name="P71"><text:span text:style-name="T72">mit korrekten JSON-Format → liegt eine neue SongList an</text:span></text:p>
              <text:list text:continue-numbering="true">
                <text:list-item>
                  <text:p text:style-name="P73"><text:span text:style-name="T74">gepostete SongList doesn’t has songListId, because it will be assigned by DB automatically</text:span></text:p>
                </text:list-item>
                <text:list-item>
                  <text:p text:style-name="P75"><text:span text:style-name="T76">Owner der SongListe soll mit Authorization-Toke</text:span><text:span text:style-name="T77">n identifiziert werden.</text:span></text:p>
                </text:list-item>
                <text:list-item>
                  <text:p text:style-name="P78"><text:span text:style-name="T79">Im Falls eines erfolgreichen Anlegen → returns status code 201&amp; <text:s/>URL-mit neuer SongListId in Location-Header</text:span></text:p>
                </text:list-item>
                <text:list-item>
                  <text:p text:style-name="P80"><text:span text:style-name="T81">All songs in payload (while creating SongList) must exist in DB → if not → status code 400 (BAD_REQUEST)</text:span></text:p>
                </text:list-item>
                <text:list-item>
                  <text:p text:style-name="P82"><text:span text:style-name="T83">check json example</text:span><text:span text:style-name="T84"><text:s/>for get and post</text:span></text:p>
                </text:list-item>
              </text:list>
            </text:list-item>
          </text:list>
        </text:list-item>
      </text:list>
      <text:h text:style-name="Heading3" text:outline-level="3">DELETE</text:h>
      <text:list text:style-name="LFO10" text:continue-numbering="true">
        <text:list-item>
          <text:p text:style-name="P85"><text:span text:style-name="T86">Delete /</text:span><text:span text:style-name="T87">rest/songLists:<text:s/></text:span><text:span text:style-name="T88">User kann nur eigene SongListen löschen</text:span></text:p>
        </text:list-item>
      </text:list>
      <text:list text:style-name="LFO11" text:continue-numbering="true">
        <text:list-item>
          <text:list>
            <text:list-item>
              <text:p text:style-name="P89"><text:span text:style-name="T90">DELETE /</text:span><text:span text:style-name="T91">rest/songLists/22<text:s/></text:span><text:span text:style-name="T92">→  löscht songListe 22 im Fall es mmuster gehört</text:span></text:p>
            </text:list-item>
            <text:list-item>
              <text:p text:style-name="P93"><text:span text:style-name="T94">DELETE /</text:span><text:span text:style-name="T95">rest/songLists/33 →<text:s/></text:span><text:span text:style-name="T96">33 gehört mmuseter nicht → status code 403 (FORBIDDEN)</text:span></text:p>
            </text:list-item>
          </text:list>
        </text:list-item>
      </text:list>
      <text:h text:style-name="Heading3" text:outline-level="3">PUT</text:h>
      <text:list text:style-name="LFO12" text:continue-numbering="true">
        <text:list-item>
          <text:p text:style-name="P97">Keine<text:s/>Implementa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khr Sak</dc:creator>
    <meta:creation-date>2021-06-20T20:38:00Z</meta:creation-date>
    <dc:date>2021-06-25T15:35:00Z</dc:date>
    <meta:template xlink:href="Normal.dotm" xlink:type="simple"/>
    <meta:editing-cycles>26</meta:editing-cycles>
    <meta:editing-duration>PT71640S</meta:editing-duration>
    <meta:document-statistic meta:page-count="2" meta:paragraph-count="5" meta:word-count="394" meta:character-count="2641" meta:row-count="18" meta:non-whitespace-character-count="2252"/>
  </office:meta>
</office:document-meta>
</file>